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あずきフォントB" svg:font-family="あずきフォントB" style:font-pitch="fixed"/>
    <style:font-face style:name="あずきフォントB1" svg:font-family="あずきフォントB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ゴシック2" svg:font-family="游ゴシック" style:font-pitch="variable"/>
    <style:font-face style:name="游明朝" svg:font-family="游明朝" style:font-family-generic="system" style:font-pitch="variable"/>
    <style:font-face style:name="ＭＳ Ｐゴシック" svg:font-family="'ＭＳ Ｐゴシック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svg:stroke-linecap="butt" draw:fill="solid" draw:fill-color="#ffd428" draw:textarea-vertical-align="middle" draw:auto-grow-height="false" draw:fit-to-size="false" style:shrink-to-fit="false" fo:min-height="14.737cm" fo:min-width="17.683cm" fo:padding-top="0.13cm" fo:padding-bottom="0.13cm" fo:padding-left="0.259cm" fo:padding-right="0.259cm" fo:wrap-option="wrap"/>
    </style:style>
    <style:style style:name="gr2" style:family="graphic" style:parent-style-name="standard">
      <style:graphic-properties draw:stroke="none" svg:stroke-width="0.071cm" svg:stroke-linecap="butt" draw:fill="solid" draw:fill-color="#75aadb" draw:textarea-vertical-align="middle" draw:auto-grow-height="false" draw:fit-to-size="false" style:shrink-to-fit="false" fo:min-height="10.445cm" fo:min-width="17.683cm" fo:padding-top="0.13cm" fo:padding-bottom="0.13cm" fo:padding-left="0.259cm" fo:padding-right="0.259cm" fo:wrap-option="wrap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9cm" fo:padding-right="0.259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42cm" fo:min-width="0.395cm" fo:padding-top="0.13cm" fo:padding-bottom="0.13cm" fo:padding-left="0.259cm" fo:padding-right="0.259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131cm" fo:min-width="0.528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254cm" fo:min-width="0.248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287cm" fo:min-width="0.23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2.827cm" fo:min-width="0.936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71cm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0.111cm" fo:min-width="0.012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71cm" svg:stroke-linecap="butt" draw:fill="solid" draw:fill-color="#ffcc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659cm" fo:min-width="0.098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783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795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1.777cm" fo:min-width="0.499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918cm" fo:min-width="1.384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2.126cm" fo:min-width="0.858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2.241cm" fo:min-width="0.795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4.58cm" fo:min-width="2.127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.108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.109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0.316cm" fo:min-width="0.435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0.316cm" fo:min-width="0.436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.071cm" svg:stroke-linecap="butt" draw:fill="solid" draw:fill-color="#ffcc99" draw:textarea-vertical-align="middle" draw:auto-grow-height="false" draw:fit-to-size="false" style:shrink-to-fit="false" fo:min-height="0.004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184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245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249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0.72cm" fo:min-width="0.04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draw:fill="none" fo:min-height="6.94cm"/>
      <style:paragraph-properties style:writing-mode="lr-tb"/>
    </style:style>
    <style:style style:name="gr32" style:family="graphic" style:parent-style-name="standard">
      <style:graphic-properties draw:stroke="none" draw:fill="none" fo:min-height="3.716cm"/>
      <style:paragraph-properties style:writing-mode="lr-tb"/>
    </style:style>
    <style:style style:name="gr33" style:family="graphic" style:parent-style-name="standard">
      <style:graphic-properties draw:stroke="none" draw:fill="solid" draw:fill-color="#3faf46" draw:textarea-vertical-align="middle" fo:min-height="2.527cm"/>
      <style:paragraph-properties style:writing-mode="lr-tb"/>
    </style:style>
    <style:style style:name="gr34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131cm" fo:min-width="0.529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32cm" fo:min-width="0.217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335cm" fo:min-width="0.21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0.112cm" fo:min-width="0.011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0.11cm" fo:min-width="0.012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13cm" fo:min-width="0.529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283cm" fo:min-width="0.233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6.018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4.33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4.63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83cm"/>
      <style:paragraph-properties style:writing-mode="lr-tb"/>
    </style:style>
    <style:style style:name="gr45" style:family="graphic">
      <style:graphic-properties style:protect="size"/>
    </style:style>
    <style:style style:name="pr1" style:family="presentation" style:parent-style-name="白紙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ffd428"/>
      <style:paragraph-properties fo:text-align="center" style:font-independent-line-spacing="true"/>
      <style:text-properties fo:font-size="14pt"/>
    </style:style>
    <style:style style:name="P2" style:family="paragraph">
      <loext:graphic-properties draw:fill="solid" draw:fill-color="#75aadb"/>
      <style:paragraph-properties fo:text-align="center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111111" loext:opacity="100%" style:font-name="あずきフォントB" fo:font-size="80pt" fo:text-shadow="none" fo:font-weight="normal" style:font-name-asian="あずきフォントB" style:font-size-asian="80pt" style:font-weight-asian="normal" style:font-size-complex="80pt" style:font-weight-complex="normal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111111" loext:opacity="100%" style:font-name="あずきフォントB" fo:font-size="80pt" fo:text-shadow="none" fo:font-weight="normal" style:font-name-asian="あずきフォントB" style:font-size-asian="80pt" style:font-weight-asian="normal" style:font-size-complex="80pt" style:font-weight-complex="normal" fo:hyphenate="false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6" style:family="paragraph">
      <loext:graphic-properties draw:fill="solid" draw:fill-color="#000000"/>
      <style:paragraph-properties fo:text-align="center" style:font-independent-line-spacing="true"/>
      <style:text-properties fo:font-size="14pt"/>
    </style:style>
    <style:style style:name="P7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P8" style:family="paragraph">
      <loext:graphic-properties draw:fill="solid" draw:fill-color="#ffcc99"/>
      <style:paragraph-properties fo:text-align="center" style:font-independent-line-spacing="true"/>
      <style:text-properties fo:font-size="14pt"/>
    </style:style>
    <style:style style:name="P9" style:family="paragraph">
      <loext:graphic-properties draw:fill="none"/>
      <style:paragraph-properties style:writing-mode="lr-tb"/>
      <style:text-properties fo:color="#75aadb" loext:opacity="100%" style:font-name="Arial" fo:font-size="170pt" fo:text-shadow="1pt 1pt" style:font-size-asian="170pt" style:font-size-complex="170pt"/>
    </style:style>
    <style:style style:name="P10" style:family="paragraph">
      <loext:graphic-properties draw:fill="none"/>
      <style:paragraph-properties style:writing-mode="lr-tb"/>
      <style:text-properties fo:color="#333333" loext:opacity="100%" style:font-name="あずきフォントB" fo:font-size="48pt" fo:font-weight="normal" style:font-name-asian="あずきフォントB" style:font-size-asian="48pt" style:font-weight-asian="normal" style:font-size-complex="48pt" style:font-weight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3faf46"/>
      <style:paragraph-properties fo:text-align="center" style:writing-mode="lr-tb"/>
      <style:text-properties fo:color="#ffffd7" loext:opacity="100%" fo:font-size="54pt" fo:font-weight="normal" style:font-size-asian="54pt" style:font-weight-asian="normal" style:font-size-complex="54pt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color="#ffffff" loext:opacity="100%" style:font-name="Arial" fo:font-size="150pt" fo:font-weight="normal" style:font-size-asian="150pt" style:font-weight-asian="normal" style:font-size-complex="150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color="#ffffff" loext:opacity="100%" style:font-name="Arial" fo:font-size="110pt" fo:font-weight="bold" style:font-size-asian="110pt" style:font-weight-asian="normal" style:font-size-complex="110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color="#ffffff" loext:opacity="100%" style:font-name="あずきフォントB" fo:font-size="26pt" style:font-name-asian="あずきフォントB" style:font-size-asian="26pt" style:font-size-complex="26pt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111111" loext:opacity="100%" style:text-line-through-style="none" style:text-line-through-type="none" style:text-position="0% 100%" style:font-name="あずきフォントB" fo:font-size="80pt" fo:letter-spacing="normal" fo:language="en" fo:country="US" fo:font-style="normal" fo:text-shadow="none" style:text-underline-style="none" fo:font-weight="normal" fo:background-color="transparent" style:font-name-asian="あずきフォントB" style:font-size-asian="80pt" style:language-asian="ja" style:country-asian="JP" style:font-style-asian="normal" style:font-weight-asian="normal" style:font-size-complex="80pt" style:font-style-complex="normal" style:font-weight-complex="normal"/>
    </style:style>
    <style:style style:name="T2" style:family="text">
      <style:text-properties fo:font-variant="normal" fo:text-transform="none" fo:color="#75aadb" loext:opacity="100%" style:text-line-through-style="none" style:text-line-through-type="none" style:text-position="0% 100%" style:font-name="Arial" fo:font-size="170pt" fo:letter-spacing="normal" fo:language="en" fo:country="US" fo:font-style="normal" fo:text-shadow="1pt 1pt" style:text-underline-style="none" fo:font-weight="bold" fo:background-color="transparent" style:font-name-asian="ＭＳ Ｐゴシック" style:font-size-asian="170pt" style:language-asian="ja" style:country-asian="JP" style:font-style-asian="normal" style:font-weight-asian="bold" style:font-size-complex="170pt" style:font-style-complex="normal" style:font-weight-complex="bold"/>
    </style:style>
    <style:style style:name="T3" style:family="text">
      <style:text-properties fo:font-variant="normal" fo:text-transform="none" fo:color="#333333" loext:opacity="100%" style:text-line-through-style="none" style:text-line-through-type="none" style:text-position="0% 100%" style:font-name="あずきフォントB" fo:font-size="48pt" fo:letter-spacing="normal" fo:language="en" fo:country="US" fo:font-style="normal" style:text-underline-style="none" fo:font-weight="normal" fo:background-color="transparent" style:font-name-asian="あずきフォントB" style:font-size-asian="48pt" style:language-asian="ja" style:country-asian="JP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ＭＳ Ｐゴシック" fo:font-size="54pt" fo:letter-spacing="normal" fo:language="en" fo:country="US" fo:font-style="normal" style:text-underline-style="none" fo:font-weight="normal" fo:background-color="transparent" style:font-name-asian="ＭＳ Ｐゴシック" style:font-size-asian="54pt" style:language-asian="ja" style:country-asian="JP" style:font-style-asian="normal" style:font-weight-asian="normal" style:font-size-complex="54pt" style:font-style-complex="normal" style:font-weight-complex="normal"/>
    </style:style>
    <style:style style:name="T5" style:family="text">
      <style:text-properties fo:color="#ffffff" loext:opacity="100%" style:font-name="Arial" fo:font-size="150pt" fo:font-weight="normal" style:font-size-asian="150pt" style:font-weight-asian="normal" style:font-size-complex="150pt" style:font-weight-complex="normal"/>
    </style:style>
    <style:style style:name="T6" style:family="text">
      <style:text-properties fo:color="#ffffff" loext:opacity="100%" style:font-name="Arial" fo:font-size="110pt" fo:font-weight="bold" style:font-size-asian="110pt" style:font-weight-asian="normal" style:font-size-complex="110pt" style:font-weight-complex="normal"/>
    </style:style>
    <style:style style:name="T7" style:family="text">
      <style:text-properties fo:color="#ffffff" loext:opacity="100%" style:font-name="あずきフォントB" fo:font-size="26pt" style:font-name-asian="あずきフォントB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白紙" presentation:presentation-page-layout-name="AL1T0">
        <draw:custom-shape draw:name="正方形/長方形 3" draw:style-name="gr1" draw:text-style-name="P1" draw:layer="layout" svg:width="18.2cm" svg:height="14.99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4" draw:style-name="gr2" draw:text-style-name="P2" draw:layer="layout" svg:width="18.2cm" svg:height="10.704cm" svg:x="0cm" svg:y="14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3" draw:text-style-name="P4" draw:layer="layout" svg:width="17.5cm" svg:height="7.033cm" draw:transform="skewX (-0.00261799387799149) rotate (-0.00261799387799158) translate (0.5cm 1.173cm)">
          <text:p text:style-name="P3"><text:span text:style-name="T1">がんばらない</text:span></text:p>
          <text:p text:style-name="P3"><text:span text:style-name="T1">データ加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" draw:style-name="gr4" draw:text-style-name="P5" draw:layer="layout" svg:width="0.912cm" svg:height="1.001cm" svg:x="1.191cm" svg:y="0.5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円/楕円 9" draw:style-name="gr5" draw:text-style-name="P6" draw:layer="layout" svg:width="1.454cm" svg:height="1.951cm" svg:x="13.584cm" svg:y="16.8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0" draw:style-name="gr6" draw:text-style-name="P6" draw:layer="layout" svg:width="1.058cm" svg:height="2.126cm" draw:transform="skewX (0.0825540736193318) rotate (-2.08898458171201) translate (14.292cm 19.01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1" draw:style-name="gr7" draw:text-style-name="P6" draw:layer="layout" svg:width="1.034cm" svg:height="2.173cm" draw:transform="skewX (-0.0932005820564972) rotate (2.34380265250318) translate (15.042cm 20.175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8" draw:style-name="gr8" draw:text-style-name="P7" draw:layer="layout" svg:width="2.03cm" svg:height="4.351cm" svg:x="13.278cm" svg:y="17.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2" draw:style-name="gr9" draw:text-style-name="P7" draw:layer="layout" svg:width="0.324cm" svg:height="0.322cm" svg:x="13.849cm" svg:y="17.1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3" draw:style-name="gr9" draw:text-style-name="P7" draw:layer="layout" svg:width="0.323cm" svg:height="0.322cm" svg:x="14.476cm" svg:y="17.1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4" draw:style-name="gr10" draw:text-style-name="P6" draw:layer="layout" svg:width="0.101cm" svg:height="0.121cm" svg:x="14.563cm" svg:y="17.258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5" draw:style-name="gr10" draw:text-style-name="P6" draw:layer="layout" svg:width="0.102cm" svg:height="0.121cm" svg:x="13.958cm" svg:y="17.257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16" draw:style-name="gr11" draw:text-style-name="P8" draw:layer="layout" svg:width="0.826cm" svg:height="0.472cm" draw:transform="skewX (-0.078190750489346) rotate (2.61066349513312) translate (14.06cm 22.524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17" draw:style-name="gr11" draw:text-style-name="P8" draw:layer="layout" svg:width="0.828cm" svg:height="0.472cm" draw:transform="skewX (0.0823795406941323) rotate (-2.56703026383326) translate (15.238cm 22.094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18" draw:style-name="gr12" draw:text-style-name="P8" draw:layer="layout" svg:width="0.483cm" svg:height="0.32cm" svg:x="14.089cm" svg:y="17.474cm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g draw:name="グループ化 21">
          <draw:custom-shape draw:name="円/楕円 22" draw:style-name="gr13" draw:text-style-name="P6" draw:layer="layout" svg:width="0.846cm" svg:height="1.285cm" svg:x="25.408cm" svg:y="19.42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3" draw:style-name="gr14" draw:text-style-name="P6" draw:layer="layout" svg:width="0.59cm" svg:height="1.461cm" draw:transform="skewX (-0.0799360797413403) rotate (-0.565486677646162) translate (25.224cm 20.22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4" draw:style-name="gr15" draw:text-style-name="P6" draw:layer="layout" svg:width="0.584cm" svg:height="1.477cm" draw:transform="skewX (0.0656243798749868) rotate (0.427605666738611) translate (25.989cm 20.52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5" draw:style-name="gr16" draw:text-style-name="P7" draw:layer="layout" svg:width="1.411cm" svg:height="2.865cm" svg:x="25.125cm" svg:y="19.96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6" draw:style-name="gr9" draw:text-style-name="P7" draw:layer="layout" svg:width="0.187cm" svg:height="0.211cm" svg:x="25.596cm" svg:y="19.58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7" draw:style-name="gr9" draw:text-style-name="P7" draw:layer="layout" svg:width="0.187cm" svg:height="0.211cm" svg:x="25.905cm" svg:y="19.58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8" draw:style-name="gr10" draw:text-style-name="P6" draw:layer="layout" svg:width="0.059cm" svg:height="0.079cm" svg:x="25.947cm" svg:y="19.655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9" draw:style-name="gr10" draw:text-style-name="P6" draw:layer="layout" svg:width="0.059cm" svg:height="0.079cm" svg:x="25.643cm" svg:y="19.654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30" draw:style-name="gr17" draw:text-style-name="P8" draw:layer="layout" svg:width="0.481cm" svg:height="0.31cm" draw:transform="skewX (-0.0804596785169385) rotate (2.61013989635752) translate (25.727cm 23.147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31" draw:style-name="gr17" draw:text-style-name="P8" draw:layer="layout" svg:width="0.483cm" svg:height="0.309cm" draw:transform="skewX (0.0808087443673375) rotate (-2.56563400043166) translate (26.43cm 22.897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32" draw:style-name="gr12" draw:text-style-name="P8" draw:layer="layout" svg:width="0.282cm" svg:height="0.211cm" svg:x="25.691cm" svg:y="19.782cm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g>
          <draw:custom-shape draw:name="円/楕円 60" draw:style-name="gr18" draw:text-style-name="P6" draw:layer="layout" svg:width="2.662cm" svg:height="3.066cm" draw:transform="skewX (-0.00366519142918809) rotate (-0.0232128790515252) translate (-9.467cm 14.115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61" draw:style-name="gr19" draw:text-style-name="P6" draw:layer="layout" svg:width="1.92cm" svg:height="3.358cm" draw:transform="skewX (0.0891863247769104) rotate (0.968308669006454) translate (-12.287cm 16.56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62" draw:style-name="gr20" draw:text-style-name="P6" draw:layer="layout" svg:width="1.831cm" svg:height="3.523cm" draw:transform="skewX (0.0626573201465964) rotate (0.405265452313083) translate (-7.717cm 17.14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63" draw:style-name="gr21" draw:text-style-name="P7" draw:layer="layout" svg:width="3.713cm" svg:height="6.83cm" draw:transform="skewX (-0.00349065850398865) rotate (-0.0228638132011254) translate (-10.057cm 15.62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64" draw:style-name="gr22" draw:text-style-name="P7" draw:layer="layout" svg:width="0.591cm" svg:height="0.504cm" draw:transform="skewX (-0.00593411945678072) rotate (-0.0219911485751283) translate (-8.992cm 14.61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65" draw:style-name="gr23" draw:text-style-name="P7" draw:layer="layout" svg:width="0.591cm" svg:height="0.507cm" draw:transform="skewX (-0.00191986217719376) rotate (-0.020245819323135) translate (-7.847cm 14.64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66" draw:style-name="gr10" draw:text-style-name="P6" draw:layer="layout" svg:width="0.187cm" svg:height="0.189cm" draw:transform="skewX (0.00523598775598299) rotate (0.0214675497995303) translate (-7.675cm 14.814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67" draw:style-name="gr10" draw:text-style-name="P6" draw:layer="layout" svg:width="0.185cm" svg:height="0.19cm" draw:transform="skewX (-0.00523598775598299) rotate (0.0162315620435473) translate (-8.797cm 14.787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68" draw:style-name="gr24" draw:text-style-name="P8" draw:layer="layout" svg:width="1.513cm" svg:height="0.741cm" draw:transform="skewX (-0.079412480965742) rotate (2.58832328070759) translate (-8.747cm 23.105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69" draw:style-name="gr25" draw:text-style-name="P8" draw:layer="layout" svg:width="1.514cm" svg:height="0.74cm" draw:transform="skewX (0.0767944870877506) rotate (-2.58867234655799) translate (-6.632cm 22.365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70" draw:style-name="gr26" draw:text-style-name="P8" draw:layer="layout" svg:width="0.886cm" svg:height="0.506cm" draw:transform="skewX (-0.00401425727958696) rotate (-0.0237364778271234) translate (-8.566cm 15.127cm)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g draw:name="グループ化 71">
          <draw:custom-shape draw:name="円/楕円 72" draw:style-name="gr27" draw:text-style-name="P6" draw:layer="layout" svg:width="0.457cm" svg:height="0.614cm" svg:x="25.645cm" svg:y="13.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3" draw:style-name="gr28" draw:text-style-name="P6" draw:layer="layout" svg:width="0.319cm" svg:height="0.699cm" draw:transform="skewX (-0.0813323431429357) rotate (-0.566184809346961) translate (25.525cm 13.575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4" draw:style-name="gr29" draw:text-style-name="P6" draw:layer="layout" svg:width="0.315cm" svg:height="0.705cm" draw:transform="skewX (0.0664970445009839) rotate (0.428129265514209) translate (25.975cm 13.73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5" draw:style-name="gr30" draw:text-style-name="P7" draw:layer="layout" svg:width="0.762cm" svg:height="1.37cm" svg:x="25.493cm" svg:y="13.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6" draw:style-name="gr9" draw:text-style-name="P7" draw:layer="layout" svg:width="0.101cm" svg:height="0.1cm" svg:x="25.747cm" svg:y="13.27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7" draw:style-name="gr9" draw:text-style-name="P7" draw:layer="layout" svg:width="0.101cm" svg:height="0.1cm" svg:x="25.914cm" svg:y="13.27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8" draw:style-name="gr10" draw:text-style-name="P6" draw:layer="layout" svg:width="0.031cm" svg:height="0.038cm" svg:x="25.928cm" svg:y="13.3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9" draw:style-name="gr10" draw:text-style-name="P6" draw:layer="layout" svg:width="0.031cm" svg:height="0.038cm" svg:x="25.763cm" svg:y="13.3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80" draw:style-name="gr17" draw:text-style-name="P8" draw:layer="layout" svg:width="0.259cm" svg:height="0.148cm" draw:transform="skewX (-0.0809832772925368) rotate (2.61240882438511) translate (25.822cm 14.99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81" draw:style-name="gr17" draw:text-style-name="P8" draw:layer="layout" svg:width="0.259cm" svg:height="0.148cm" draw:transform="skewX (0.0876155284501153) rotate (-2.56545946750647) translate (26.192cm 14.855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82" draw:style-name="gr12" draw:text-style-name="P8" draw:layer="layout" svg:width="0.152cm" svg:height="0.1cm" svg:x="25.798cm" svg:y="13.371cm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frame draw:style-name="gr31" draw:text-style-name="P9" draw:layer="layout" svg:width="3.592cm" svg:height="7.19cm" svg:x="0.641cm" svg:y="7.464cm">
          <draw:text-box>
            <text:p><text:span text:style-name="T2">R</text:span></text:p>
          </draw:text-box>
        </draw:frame>
        <draw:frame draw:style-name="gr32" draw:text-style-name="P10" draw:layer="layout" svg:width="13.5cm" svg:height="3.966cm" svg:x="5.2cm" svg:y="9.434cm">
          <draw:text-box>
            <text:p><text:span text:style-name="T3">によるくり返し </text:span><text:span text:style-name="T3"><text:line-break/></text:span><text:span text:style-name="T3">作業入門</text:span></text:p>
          </draw:text-box>
        </draw:frame>
        <draw:frame draw:style-name="gr33" draw:text-style-name="P12" draw:layer="layout" svg:width="4.508cm" svg:height="2.777cm" svg:x="13.2cm" svg:y="11.823cm">
          <draw:text-box>
            <text:p text:style-name="P11"><text:span text:style-name="T4">前編</text:span></text:p>
          </draw:text-box>
        </draw:frame>
        <draw:g draw:name="グループ化 6">
          <draw:custom-shape draw:name="円/楕円 36" draw:style-name="gr34" draw:text-style-name="P6" draw:layer="layout" svg:width="1.455cm" svg:height="1.951cm" svg:x="9.674cm" svg:y="16.7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37" draw:style-name="gr35" draw:text-style-name="P6" draw:layer="layout" svg:width="1.013cm" svg:height="2.218cm" draw:transform="skewX (-0.0804596785169385) rotate (-0.566708408122559) translate (9.45cm 18.03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38" draw:style-name="gr36" draw:text-style-name="P6" draw:layer="layout" svg:width="1.002cm" svg:height="2.241cm" draw:transform="skewX (0.0663225115757845) rotate (0.42795473258901) translate (10.608cm 18.61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39" draw:style-name="gr8" draw:text-style-name="P7" draw:layer="layout" svg:width="2.03cm" svg:height="4.351cm" svg:x="9.368cm" svg:y="17.7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0" draw:style-name="gr9" draw:text-style-name="P7" draw:layer="layout" svg:width="0.323cm" svg:height="0.322cm" svg:x="9.94cm" svg:y="17.0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1" draw:style-name="gr9" draw:text-style-name="P7" draw:layer="layout" svg:width="0.323cm" svg:height="0.322cm" svg:x="10.566cm" svg:y="17.0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2" draw:style-name="gr10" draw:text-style-name="P6" draw:layer="layout" svg:width="0.101cm" svg:height="0.121cm" svg:x="10.654cm" svg:y="17.158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3" draw:style-name="gr10" draw:text-style-name="P6" draw:layer="layout" svg:width="0.102cm" svg:height="0.121cm" svg:x="10.048cm" svg:y="17.157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11" draw:style-name="gr37" draw:text-style-name="P8" draw:layer="layout" svg:width="0.825cm" svg:height="0.473cm" draw:transform="skewX (-0.0780162175641465) rotate (2.61013989635752) translate (10.15cm 22.424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12" draw:style-name="gr38" draw:text-style-name="P8" draw:layer="layout" svg:width="0.828cm" svg:height="0.471cm" draw:transform="skewX (0.0825540736193318) rotate (-2.56703026383326) translate (11.328cm 21.994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6" draw:style-name="gr12" draw:text-style-name="P8" draw:layer="layout" svg:width="0.484cm" svg:height="0.32cm" svg:x="10.179cm" svg:y="17.374cm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g>
          <draw:custom-shape draw:name="円/楕円 81" draw:style-name="gr39" draw:text-style-name="P6" draw:layer="layout" svg:width="1.455cm" svg:height="1.952cm" svg:x="5.86cm" svg:y="16.8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82" draw:style-name="gr40" draw:text-style-name="P6" draw:layer="layout" svg:width="1.037cm" svg:height="2.167cm" draw:transform="skewX (0.0919788515801012) rotate (-2.31046686379009) translate (6.529cm 18.95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83" draw:style-name="gr36" draw:text-style-name="P6" draw:layer="layout" svg:width="1.002cm" svg:height="2.241cm" draw:transform="skewX (0.0663225115757845) rotate (0.42795473258901) translate (6.794cm 18.68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84" draw:style-name="gr8" draw:text-style-name="P7" draw:layer="layout" svg:width="2.03cm" svg:height="4.351cm" svg:x="5.554cm" svg:y="17.77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85" draw:style-name="gr9" draw:text-style-name="P7" draw:layer="layout" svg:width="0.323cm" svg:height="0.322cm" svg:x="6.126cm" svg:y="17.1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86" draw:style-name="gr9" draw:text-style-name="P7" draw:layer="layout" svg:width="0.323cm" svg:height="0.322cm" svg:x="6.752cm" svg:y="17.1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87" draw:style-name="gr10" draw:text-style-name="P6" draw:layer="layout" svg:width="0.101cm" svg:height="0.121cm" svg:x="6.84cm" svg:y="17.227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88" draw:style-name="gr10" draw:text-style-name="P6" draw:layer="layout" svg:width="0.102cm" svg:height="0.121cm" svg:x="6.234cm" svg:y="17.226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13" draw:style-name="gr37" draw:text-style-name="P8" draw:layer="layout" svg:width="0.825cm" svg:height="0.473cm" draw:transform="skewX (-0.0780162175641465) rotate (2.61013989635752) translate (6.336cm 22.493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14" draw:style-name="gr38" draw:text-style-name="P8" draw:layer="layout" svg:width="0.828cm" svg:height="0.471cm" draw:transform="skewX (0.0825540736193318) rotate (-2.56703026383326) translate (7.514cm 22.063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7" draw:style-name="gr12" draw:text-style-name="P8" draw:layer="layout" svg:width="0.484cm" svg:height="0.32cm" svg:x="6.365cm" svg:y="17.443cm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frame draw:style-name="gr41" draw:text-style-name="P13" draw:layer="layout" svg:width="1.594cm" svg:height="6.268cm" svg:x="3.025cm" svg:y="15.792cm">
          <draw:text-box>
            <text:p><text:span text:style-name="T5">(</text:span></text:p>
          </draw:text-box>
        </draw:frame>
        <draw:frame draw:style-name="gr41" draw:text-style-name="P13" draw:layer="layout" svg:width="1.594cm" svg:height="6.268cm" svg:x="15.431cm" svg:y="15.993cm">
          <draw:text-box>
            <text:p><text:span text:style-name="T5">)</text:span></text:p>
          </draw:text-box>
        </draw:frame>
        <draw:frame draw:style-name="gr42" draw:text-style-name="P14" draw:layer="layout" svg:width="1.594cm" svg:height="4.586cm" svg:x="0.206cm" svg:y="17.4cm">
          <draw:text-box>
            <text:p><text:span text:style-name="T6">C</text:span></text:p>
          </draw:text-box>
        </draw:frame>
        <draw:frame draw:style-name="gr43" draw:text-style-name="P14" draw:layer="layout" svg:width="1.594cm" svg:height="4.889cm" svg:x="7.774cm" svg:y="17.978cm">
          <draw:text-box>
            <text:p><text:span text:style-name="T6">,</text:span></text:p>
          </draw:text-box>
        </draw:frame>
        <draw:frame draw:style-name="gr43" draw:text-style-name="P14" draw:layer="layout" svg:width="1.594cm" svg:height="4.889cm" svg:x="11.583cm" svg:y="17.978cm">
          <draw:text-box>
            <text:p><text:span text:style-name="T6">,</text:span></text:p>
          </draw:text-box>
        </draw:frame>
        <draw:frame draw:style-name="gr44" draw:text-style-name="P15" draw:layer="layout" svg:width="8.878cm" svg:height="1.533cm" svg:x="9.322cm" svg:y="23.967cm">
          <draw:text-box>
            <text:p><text:span text:style-name="T7">著：やわらかクジラ</text:span></text:p>
          </draw:text-box>
        </draw:frame>
        <presentation:notes draw:style-name="dp2">
          <draw:page-thumbnail draw:style-name="gr45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あずきフォントB" svg:font-family="あずきフォントB" style:font-pitch="fixed"/>
    <style:font-face style:name="あずきフォントB1" svg:font-family="あずきフォントB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ゴシック2" svg:font-family="游ゴシック" style:font-pitch="variable"/>
    <style:font-face style:name="游明朝" svg:font-family="游明朝" style:font-family-generic="system" style:font-pitch="variable"/>
    <style:font-face style:name="ＭＳ Ｐゴシック" svg:font-family="'ＭＳ Ｐゴシック'" style:font-family-generic="moder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白紙-background" style:family="presentation">
      <style:graphic-properties draw:stroke="none" draw:fill="solid" draw:fill-color="#ffffff"/>
      <style:text-properties style:letter-kerning="true"/>
    </style:style>
    <style:style style:name="白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白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白紙-outline1" style:family="presentation">
      <style:graphic-properties draw:stroke="none" draw:fill="none" draw:auto-grow-height="false" draw:fit-to-size="false" style:shrink-to-fit="true">
        <text:list-style style:name="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8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0.2999992370605pt" fo:letter-spacing="normal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6pt" style:language-asian="ja" style:country-asian="JP" style:font-style-asian="normal" style:font-weight-asian="normal" style:font-name-complex="Arial1" style:font-family-complex="Ari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白紙-outline2" style:family="presentation" style:parent-style-name="白紙-outline1">
      <style:paragraph-properties fo:margin-left="0cm" fo:margin-right="0cm" fo:margin-top="0.466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2.2000007629395pt" fo:letter-spacing="normal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 fo:hyphenate="false"/>
    </style:style>
    <style:style style:name="白紙-outline3" style:family="presentation" style:parent-style-name="白紙-outline2">
      <style:paragraph-properties fo:margin-left="0cm" fo:margin-right="0cm" fo:margin-top="0.349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.6000003814697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白紙-outline4" style:family="presentation" style:parent-style-name="白紙-outline3">
      <style:paragraph-properties fo:margin-left="0cm" fo:margin-right="0cm" fo:margin-top="0.23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.6000003814697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白紙-outline5" style:family="presentation" style:parent-style-name="白紙-outline4">
      <style:paragraph-properties fo:margin-left="0cm" fo:margin-right="0cm" fo:margin-top="0.116cm" fo:margin-bottom="0cm" fo:text-indent="0cm"/>
      <style:text-properties fo:font-size="23.3999996185303pt" style:font-size-asian="20pt" style:font-size-complex="20pt"/>
    </style:style>
    <style:style style:name="白紙-outline6" style:family="presentation" style:parent-style-name="白紙-outline5">
      <style:paragraph-properties fo:margin-left="0cm" fo:margin-right="0cm" fo:margin-top="0.116cm" fo:margin-bottom="0cm" fo:text-indent="0cm"/>
      <style:text-properties fo:font-size="23.3999996185303pt" style:font-size-asian="20pt" style:font-size-complex="20pt"/>
    </style:style>
    <style:style style:name="白紙-outline7" style:family="presentation" style:parent-style-name="白紙-outline6">
      <style:paragraph-properties fo:margin-left="0cm" fo:margin-right="0cm" fo:margin-top="0.116cm" fo:margin-bottom="0cm" fo:text-indent="0cm"/>
      <style:text-properties fo:font-size="23.3999996185303pt" style:font-size-asian="20pt" style:font-size-complex="20pt"/>
    </style:style>
    <style:style style:name="白紙-outline8" style:family="presentation" style:parent-style-name="白紙-outline7">
      <style:paragraph-properties fo:margin-left="0cm" fo:margin-right="0cm" fo:margin-top="0.116cm" fo:margin-bottom="0cm" fo:text-indent="0cm"/>
      <style:text-properties fo:font-size="23.3999996185303pt" style:font-size-asian="20pt" style:font-size-complex="20pt"/>
    </style:style>
    <style:style style:name="白紙-outline9" style:family="presentation" style:parent-style-name="白紙-outline8">
      <style:paragraph-properties fo:margin-left="0cm" fo:margin-right="0cm" fo:margin-top="0.116cm" fo:margin-bottom="0cm" fo:text-indent="0cm"/>
      <style:text-properties fo:font-size="23.3999996185303pt" style:font-size-asian="20pt" style:font-size-complex="20pt"/>
    </style:style>
    <style:style style:name="白紙-subtitle" style:family="presentation">
      <style:graphic-properties draw:stroke="none" draw:fill="none" draw:textarea-vertical-align="middle">
        <text:list-style style:name="白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白紙-title" style:family="presentation">
      <style:graphic-properties draw:stroke="none" draw:fill="none" draw:textarea-vertical-align="middle">
        <text:list-style style:name="白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6.3999996185303pt" fo:letter-spacing="normal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14pt" style:language-asian="ja" style:country-asian="JP" style:font-style-asian="normal" style:font-weight-asian="normal" style:font-name-complex="Arial1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8.2cm" fo:page-height="25.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白紙-backgroundobjects">
      <style:graphic-properties draw:stroke="none" svg:stroke-width="0cm" draw:fill="none" draw:fill-color="#ffffff" draw:textarea-vertical-align="middle" draw:auto-grow-height="false" draw:fit-to-size="false" style:shrink-to-fit="false" fo:min-height="11.785cm" fo:padding-top="0.102cm" fo:padding-bottom="0.102cm" fo:padding-left="0.203cm" fo:padding-right="0.203cm" fo:wrap-option="wrap"/>
      <style:paragraph-properties style:writing-mode="lr-tb"/>
    </style:style>
    <style:style style:name="Mpr2" style:family="presentation" style:parent-style-name="白紙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白紙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9pt" fo:letter-spacing="normal" fo:font-style="normal" style:text-underline-style="none" fo:font-weight="normal" fo:background-color="transparent" style:font-size-asian="9pt" style:language-asian="ja" style:country-asian="JP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5.364cm" svg:height="7.575cm" svg:x="2.817cm" svg:y="2.485cm"/>
      <draw:page-thumbnail draw:layer="backgroundobjects" svg:width="5.364cm" svg:height="7.575cm" svg:x="2.817cm" svg:y="11.061cm"/>
      <draw:page-thumbnail draw:layer="backgroundobjects" svg:width="5.364cm" svg:height="7.575cm" svg:x="2.817cm" svg:y="19.637cm"/>
      <draw:page-thumbnail draw:layer="backgroundobjects" svg:width="5.364cm" svg:height="7.575cm" svg:x="12.817cm" svg:y="2.485cm"/>
      <draw:page-thumbnail draw:layer="backgroundobjects" svg:width="5.364cm" svg:height="7.575cm" svg:x="12.817cm" svg:y="11.061cm"/>
      <draw:page-thumbnail draw:layer="backgroundobjects" svg:width="5.364cm" svg:height="7.575cm" svg:x="12.817cm" svg:y="19.637cm"/>
    </style:handout-master>
    <style:master-page style:name="白紙" style:page-layout-name="PM1" draw:style-name="Mdp1">
      <draw:frame draw:name="日付プレースホルダ 1" presentation:style-name="Mpr1" draw:text-style-name="MP6" draw:layer="backgroundobjects" svg:width="3.779cm" svg:height="1.261cm" svg:x="1.81cm" svg:y="22.966cm" presentation:class="date-time" presentation:user-transformed="true">
        <draw:text-box>
          <text:p text:style-name="MP5"><text:span text:style-name="MT2"><text:date style:data-style-name="D1" text:date-value="2022-01-23">1/23/22</text:date></text:span></text:p>
        </draw:text-box>
      </draw:frame>
      <draw:frame draw:name="フッター プレースホルダ 2" presentation:style-name="Mpr1" draw:text-style-name="MP6" draw:layer="backgroundobjects" svg:width="5.129cm" svg:height="1.261cm" svg:x="6.535cm" svg:y="22.966cm" presentation:class="footer" presentation:user-transformed="true">
        <draw:text-box>
          <text:p/>
        </draw:text-box>
      </draw:frame>
      <draw:frame draw:name="スライド番号プレースホルダ 3" presentation:style-name="Mpr1" draw:text-style-name="MP6" draw:layer="backgroundobjects" svg:width="3.779cm" svg:height="1.261cm" svg:x="12.61cm" svg:y="22.966cm" presentation:class="page-number" presentation:user-transformed="true">
        <draw:text-box>
          <text:p text:style-name="MP7"><text:span text:style-name="MT2"><text:page-number>&lt;番号&gt;</text:page-number></text:span></text:p>
        </draw:text-box>
      </draw:frame>
      <draw:frame presentation:style-name="白紙-title" draw:layer="backgroundobjects" svg:width="14.579cm" svg:height="3.956cm" svg:x="1.81cm" svg:y="1.944cm" presentation:class="title" presentation:placeholder="true">
        <draw:text-box/>
      </draw:frame>
      <draw:frame presentation:style-name="白紙-outline1" draw:layer="backgroundobjects" svg:width="14.579cm" svg:height="13.744cm" svg:x="1.81cm" svg:y="6.544cm" presentation:class="outline" presentation:placeholder="true">
        <draw:text-box/>
      </draw:frame>
      <presentation:notes style:page-layout-name="PM0">
        <draw:page-thumbnail presentation:style-name="白紙-title" draw:layer="backgroundobjects" svg:width="19.798cm" svg:height="11.136cm" svg:x="0.6cm" svg:y="2.257cm" presentation:class="page"/>
        <draw:frame presentation:style-name="白紙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スライド 1</dc:title>
    <meta:initial-creator>土屋政雄</meta:initial-creator>
    <meta:editing-cycles>30</meta:editing-cycles>
    <meta:creation-date>2020-08-30T06:48:42</meta:creation-date>
    <dc:date>2022-01-23T16:46:37.238000000</dc:date>
    <meta:editing-duration>PT5H31M36S</meta:editing-duration>
    <meta:generator>LibreOffice/7.2.0.4$Windows_X86_64 LibreOffice_project/9a9c6381e3f7a62afc1329bd359cc48accb6435b</meta:generator>
    <meta:document-statistic meta:object-count="108"/>
    <meta:user-defined meta:name="AppVersion">12.0000</meta:user-defined>
    <meta:user-defined meta:name="PresentationFormat">B5 (JIS) 182x257 mm</meta:user-defined>
    <meta:user-defined meta:name="Slides" meta:value-type="float">1</meta:user-defined>
  </office:meta>
</office:document-meta>
</file>